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_mag7_30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gnitud</text:p>
          </table:table-cell>
          <table:table-cell office:value-type="string" calcext:value-type="string">
            <text:p>Profundida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umento</text:p>
          </table:table-cell>
          <table:table-cell office:value-type="string" calcext:value-type="string">
            <text:p>Categoria_aumento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4.4" calcext:value-type="float">
            <text:p>24,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IF([.D2] &lt; -12; 1; IF([.D2] &lt;= 0; 2; IF([.D2] &lt;= 12; 3; 4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8.2" calcext:value-type="float">
            <text:p>28,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D3] &lt; -12; 1; IF([.D3] &lt;= 0; 2; IF([.D3] &lt;= 12; 3; 4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2" calcext:value-type="float">
            <text:p>38,2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table:formula="of:=IF([.D4] &lt; -12; 1; IF([.D4] &lt;= 0; 2; IF([.D4] &lt;= 12; 3; 4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5] &lt; -12; 1; IF([.D5] &lt;= 0; 2; IF([.D5] &lt;= 12; 3; 4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6] &lt; -12; 1; IF([.D6] &lt;= 0; 2; IF([.D6] &lt;= 12; 3; 4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[.D7] &lt; -12; 1; IF([.D7] &lt;= 0; 2; IF([.D7] &lt;= 12; 3; 4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2.44" calcext:value-type="float">
            <text:p>22,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IF([.D8] &lt; -12; 1; IF([.D8] &lt;= 0; 2; IF([.D8] &lt;= 12; 3; 4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41" calcext:value-type="float">
            <text:p>28,4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IF([.D9] &lt; -12; 1; IF([.D9] &lt;= 0; 2; IF([.D9] &lt;= 12; 3; 4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IF([.D10] &lt; -12; 1; IF([.D10] &lt;= 0; 2; IF([.D10] &lt;= 12; 3; 4))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-00-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3T00:11:28.682248689</dc:date>
    <meta:editing-duration>PT9M42S</meta:editing-duration>
    <meta:editing-cycles>1</meta:editing-cycles>
    <meta:generator>LibreOffice/6.2.8.2$Linux_X86_64 LibreOffice_project/20$Build-2</meta:generator>
    <meta:document-statistic meta:table-count="1" meta:cell-count="50" meta:object-count="0"/>
  </office:meta>
</office:document-meta>
</file>